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424in" fo:margin-left="-0.075in" table:align="left" style:writing-mode="lr-tb"/>
    </style:style>
    <style:style style:name="Table1.A" style:family="table-column">
      <style:table-column-properties style:column-width="2.634in"/>
    </style:style>
    <style:style style:name="Table1.B" style:family="table-column">
      <style:table-column-properties style:column-width="1.9271in"/>
    </style:style>
    <style:style style:name="Table1.C" style:family="table-column">
      <style:table-column-properties style:column-width="2.2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officeooo:rsid="000a40ad" officeooo:paragraph-rsid="000a40ad"/>
    </style:style>
    <style:style style:name="P2" style:family="paragraph" style:parent-style-name="Standard">
      <style:paragraph-properties fo:text-align="center" style:justify-single-word="false"/>
      <style:text-properties fo:font-size="54pt" fo:font-style="italic" fo:font-weight="bold" officeooo:rsid="000a40ad" officeooo:paragraph-rsid="000a40ad" style:font-size-asian="54pt" style:font-style-asian="italic" style:font-weight-asian="bold" style:font-size-complex="54pt" style:font-style-complex="italic" style:font-weight-complex="bold"/>
    </style:style>
    <style:style style:name="P3" style:family="paragraph" style:parent-style-name="Standard">
      <style:text-properties fo:language="ru" fo:country="RU" fo:font-weight="normal" officeooo:rsid="000c38ea" officeooo:paragraph-rsid="000c38ea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officeooo:rsid="000c5a23" officeooo:paragraph-rsid="000c5a2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normal" officeooo:rsid="000c5a23" officeooo:paragraph-rsid="000cdcd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ru" fo:country="RU" fo:font-weight="normal" officeooo:rsid="000cdcd3" officeooo:paragraph-rsid="000cdcd3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bold" officeooo:rsid="000c38ea" officeooo:paragraph-rsid="000c38e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12pt" fo:language="ru" fo:country="RU" fo:font-weight="bold" officeooo:rsid="000fa376" officeooo:paragraph-rsid="000fa376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style:font-name="Liberation Serif" fo:font-size="12pt" fo:language="ru" fo:country="RU" fo:font-weight="normal" officeooo:rsid="00136e87" officeooo:paragraph-rsid="00136e8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erif" fo:font-size="12pt" fo:language="ru" fo:country="RU" fo:font-weight="normal" officeooo:rsid="00166fcc" officeooo:paragraph-rsid="00166fc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erif" fo:font-size="12pt" fo:language="ru" fo:country="RU" fo:font-weight="normal" officeooo:rsid="000fa376" officeooo:paragraph-rsid="000fa37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ru" fo:country="RU" fo:font-weight="normal" officeooo:rsid="000cdcd3" officeooo:paragraph-rsid="000cdcd3" style:font-weight-asian="normal" style:font-weight-complex="normal"/>
    </style:style>
    <style:style style:name="P16" style:family="paragraph" style:parent-style-name="Standard" style:list-style-name="L2">
      <style:text-properties fo:color="#000000" style:font-name="Liberation Serif" fo:font-size="12pt" fo:language="ru" fo:country="RU" fo:font-weight="normal" officeooo:rsid="00166fcc" officeooo:paragraph-rsid="00166fc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Liberation Serif" fo:font-size="12pt" fo:language="ru" fo:country="RU" fo:font-weight="bold" officeooo:rsid="000eea40" officeooo:paragraph-rsid="000c38e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fo:font-size="12pt" fo:language="ru" fo:country="RU" fo:font-weight="bold" officeooo:rsid="0018367c" officeooo:paragraph-rsid="0018367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Arial" officeooo:paragraph-rsid="00179291" style:font-name-complex="Arial"/>
    </style:style>
    <style:style style:name="P20" style:family="paragraph" style:parent-style-name="Standard">
      <style:paragraph-properties style:snap-to-layout-grid="false"/>
      <style:text-properties fo:color="#000000" style:font-name="Arial" officeooo:paragraph-rsid="00179291" style:font-name-complex="Arial"/>
    </style:style>
    <style:style style:name="P21" style:family="paragraph" style:parent-style-name="Standard">
      <style:paragraph-properties fo:text-align="end" style:justify-single-word="false" style:snap-to-layout-grid="false"/>
      <style:text-properties fo:color="#000000" style:font-name="Arial" officeooo:paragraph-rsid="00179291" style:font-name-complex="Arial"/>
    </style:style>
    <style:style style:name="P22" style:family="paragraph" style:parent-style-name="Standard">
      <style:text-properties fo:color="#000000" style:font-name="Arial" officeooo:paragraph-rsid="00179291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000000" style:font-name="Arial" fo:language="ru" fo:country="RU" officeooo:paragraph-rsid="00179291" style:font-name-complex="Arial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000000" style:font-name="Arial" fo:language="ru" fo:country="RU" officeooo:rsid="00179291" officeooo:paragraph-rsid="00179291" style:font-name-complex="Arial"/>
    </style:style>
    <style:style style:name="P25" style:family="paragraph" style:parent-style-name="Standard">
      <style:text-properties fo:color="#000000" style:font-name="Monospace" fo:font-size="10pt" fo:language="ru" fo:country="RU" fo:font-weight="normal" officeooo:rsid="000c38ea" officeooo:paragraph-rsid="000c38ea" style:font-size-asian="10pt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54pt" fo:language="ru" fo:country="RU" fo:font-style="italic" fo:font-weight="bold" officeooo:rsid="000a40ad" officeooo:paragraph-rsid="000a40ad" style:font-size-asian="54pt" style:font-style-asian="italic" style:font-weight-asian="bold" style:font-size-complex="54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54pt" fo:language="ru" fo:country="RU" fo:font-style="italic" fo:font-weight="bold" officeooo:rsid="000a40ad" officeooo:paragraph-rsid="00179291" style:font-size-asian="54pt" style:font-style-asian="italic" style:font-weight-asian="bold" style:font-size-complex="54pt" style:font-style-complex="italic" style:font-weight-complex="bold"/>
    </style:style>
    <style:style style:name="P28" style:family="paragraph" style:parent-style-name="Standard">
      <style:paragraph-properties style:snap-to-layout-grid="false"/>
      <style:text-properties officeooo:paragraph-rsid="00179291"/>
    </style:style>
    <style:style style:name="P29" style:family="paragraph" style:parent-style-name="Standard">
      <style:paragraph-properties fo:text-align="end" style:justify-single-word="false" style:snap-to-layout-grid="false"/>
      <style:text-properties officeooo:rsid="00179291" officeooo:paragraph-rsid="00179291"/>
    </style:style>
    <style:style style:name="P30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fo:color="#000000" style:font-name="Arial" fo:font-size="14pt" fo:font-weight="bold" officeooo:paragraph-rsid="00179291" style:font-size-asian="14pt" style:font-weight-asian="bold" style:font-name-complex="Arial" style:font-size-complex="14pt"/>
    </style:style>
    <style:style style:name="P31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fo:color="#000000" style:font-name="Arial" fo:font-size="14pt" officeooo:paragraph-rsid="00179291" style:font-size-asian="14pt" style:font-name-complex="Arial" style:font-size-complex="14pt"/>
    </style:style>
    <style:style style:name="P32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fo:font-size="14pt" officeooo:paragraph-rsid="00179291" style:font-size-asian="14pt" style:font-size-complex="14pt"/>
    </style:style>
    <style:style style:name="P33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officeooo:rsid="000a40ad" officeooo:paragraph-rsid="00179291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14pt" officeooo:paragraph-rsid="00179291" style:font-size-asian="14pt" style:font-name-complex="Arial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paragraph-rsid="00179291" style:font-size-asian="14pt" style:font-weight-asian="bold" style:font-name-complex="Arial" style:font-size-complex="14pt"/>
    </style:style>
    <style:style style:name="P36" style:family="paragraph" style:parent-style-name="Standard">
      <style:paragraph-properties fo:text-align="center" style:justify-single-word="false"/>
      <style:text-properties fo:color="#000000" style:font-name="Arial" fo:font-size="14pt" fo:language="ru" fo:country="RU" officeooo:paragraph-rsid="00179291" style:font-size-asian="14pt" style:font-name-complex="Arial" style:font-size-complex="14pt"/>
    </style:style>
    <style:style style:name="P37" style:family="paragraph" style:parent-style-name="Standard">
      <style:paragraph-properties fo:text-align="center" style:justify-single-word="false"/>
      <style:text-properties fo:color="#000000" style:font-name="Arial" fo:font-size="15pt" fo:letter-spacing="-0.0035in" officeooo:paragraph-rsid="00179291" style:font-size-asian="15pt" style:font-name-complex="Arial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style:font-name="Arial" fo:font-weight="bold" officeooo:paragraph-rsid="00179291" style:font-weight-asian="bold" style:font-name-complex="Arial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paragraph-rsid="00179291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background-color="#ffffff"/>
    </style:style>
    <style:style style:name="T1" style:family="text">
      <style:text-properties officeooo:rsid="000c38ea"/>
    </style:style>
    <style:style style:name="T2" style:family="text">
      <style:text-properties officeooo:rsid="000c5a23"/>
    </style:style>
    <style:style style:name="T3" style:family="text">
      <style:text-properties officeooo:rsid="000cdcd3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7f0055" style:font-name="Monospace" fo:font-size="10pt" fo:font-weight="bold" style:font-size-asian="10pt" style:font-weight-asian="bold" fo:background-color="#c6dbae"/>
    </style:style>
    <style:style style:name="T7" style:family="text">
      <style:text-properties fo:color="#7f0055" style:font-name="Monospace" fo:font-size="10pt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style:font-size-asian="10pt" fo:background-color="#c6dbae"/>
    </style:style>
    <style:style style:name="T11" style:family="text">
      <style:text-properties fo:color="#000000" style:font-name="Monospace" fo:font-size="10pt" fo:font-weight="bold" style:font-size-asian="10pt" style:font-weight-asian="bold"/>
    </style:style>
    <style:style style:name="T12" style:family="text">
      <style:text-properties fo:color="#000000" style:font-name="Monospace" fo:font-size="10pt" fo:font-weight="bold" style:font-size-asian="10pt" style:font-weight-asian="bold"/>
    </style:style>
    <style:style style:name="T13" style:family="text">
      <style:text-properties fo:color="#000000" style:font-name="Monospace" fo:font-size="10pt" fo:font-weight="bold" style:font-size-asian="10pt" style:font-weight-asian="bold" fo:background-color="#c6dbae"/>
    </style:style>
    <style:style style:name="T14" style:family="text">
      <style:text-properties fo:color="#000000" style:font-name="Arial" fo:font-size="14pt" fo:letter-spacing="-0.0035in" style:font-size-asian="14pt" style:font-name-complex="Arial" style:font-size-complex="14pt" style:font-weight-complex="bold"/>
    </style:style>
    <style:style style:name="T15" style:family="text">
      <style:text-properties fo:color="#000000" style:font-name="Arial" fo:font-size="14pt" fo:letter-spacing="-0.0035in" officeooo:rsid="00179291" style:font-size-asian="14pt" style:font-name-complex="Arial" style:font-size-complex="14pt" style:font-weight-complex="bold"/>
    </style:style>
    <style:style style:name="T16" style:family="text">
      <style:text-properties fo:color="#000000" style:font-name="Arial" fo:font-size="14pt" fo:letter-spacing="-0.0035in" fo:language="ru" fo:country="RU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7" style:family="text">
      <style:text-properties fo:color="#000000" style:font-name="Arial" fo:font-size="14pt" fo:letter-spacing="-0.0035in" fo:language="ru" fo:country="RU" fo:font-style="italic" fo:font-weight="bold" officeooo:rsid="00179291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color="#000000" style:font-name="Arial" fo:font-size="14pt" style:font-size-asian="14pt" style:font-name-complex="Arial" style:font-size-complex="14pt"/>
    </style:style>
    <style:style style:name="T19" style:family="text">
      <style:text-properties fo:color="#000000" style:font-name="Arial" fo:font-size="15pt" fo:letter-spacing="-0.0035in" style:font-size-asian="15pt" style:font-name-complex="Arial" style:font-size-complex="15pt" style:font-weight-complex="bold"/>
    </style:style>
    <style:style style:name="T20" style:family="text">
      <style:text-properties fo:color="#000000" style:font-name="Arial" style:font-name-complex="Arial"/>
    </style:style>
    <style:style style:name="T21" style:family="text">
      <style:text-properties fo:color="#000000" style:font-name="Arial" fo:language="ru" fo:country="RU" style:font-name-complex="Arial"/>
    </style:style>
    <style:style style:name="T22" style:family="text">
      <style:text-properties fo:color="#000000" style:font-name="Arial" fo:font-weight="bold" style:font-weight-asian="bold" style:font-name-complex="Arial"/>
    </style:style>
    <style:style style:name="T23" style:family="text">
      <style:text-properties fo:color="#2a00ff" style:font-name="Monospace" fo:font-size="10pt" style:font-size-asian="10pt"/>
    </style:style>
    <style:style style:name="T24" style:family="text">
      <style:text-properties fo:color="#2a00ff" style:font-name="Monospace" fo:font-size="10pt" style:font-size-asian="10pt"/>
    </style:style>
    <style:style style:name="T25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27" style:family="text">
      <style:text-properties fo:color="#3f7f5f" style:font-name="Monospace" fo:font-size="10pt" style:font-size-asian="10pt"/>
    </style:style>
    <style:style style:name="T28" style:family="text">
      <style:text-properties fo:color="#3f7f5f" style:font-name="Monospace" fo:font-size="10pt" style:font-size-asian="10pt"/>
    </style:style>
    <style:style style:name="T2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0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1" style:family="text">
      <style:text-properties fo:color="#642880" style:font-name="Monospace" fo:font-size="10pt" fo:font-weight="bold" style:font-size-asian="10pt" style:font-weight-asian="bold"/>
    </style:style>
    <style:style style:name="T32" style:family="text">
      <style:text-properties fo:color="#642880" style:font-name="Monospace" fo:font-size="10pt" fo:font-weight="bold" style:font-size-asian="10pt" style:font-weight-asian="bold"/>
    </style:style>
    <style:style style:name="T33" style:family="text">
      <style:text-properties officeooo:rsid="0011753a"/>
    </style:style>
    <style:style style:name="T34" style:family="text">
      <style:text-properties officeooo:rsid="00179291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font-size="32pt" officeooo:rsid="00179291" style:font-size-asian="32pt" style:font-size-complex="32pt"/>
    </style:style>
    <style:style style:name="T37" style:family="text">
      <style:text-properties style:font-name="Monospace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2">Московский государственный технический</text:span></text:p>
      <text:p text:style-name="P30">университет им. Н.Э. Баумана.</text:p>
      <text:p text:style-name="P30"/>
      <text:p text:style-name="P31">Факультет «Информатика и управление»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>Кафедра ИУ5. Курс «Основы информатики»</text:p>
      <text:p text:style-name="P34"/>
      <text:p text:style-name="P36">Отчет по лабораторной работе №<text:span text:style-name="T34">1</text:span></text:p>
      <text:p text:style-name="P39"><text:span text:style-name="T14">«</text:span><text:span text:style-name="T15">Перевод цифровой информации в письменную</text:span><text:span text:style-name="T14">»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"><text:span text:style-name="T20">Выполнил: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Проверил:</text:p>
          </table:table-cell>
        </table:table-row>
        <table:table-row table:style-name="Table1.1">
          <table:table-cell table:style-name="Table1.A1" office:value-type="string">
            <text:p text:style-name="P21">студент группы ИУ5-1<text:span text:style-name="T34">1</text:span>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преподаватель каф. ИУ5</text:p>
          </table:table-cell>
        </table:table-row>
        <table:table-row table:style-name="Table1.1">
          <table:table-cell table:style-name="Table1.A1" office:value-type="string">
            <text:p text:style-name="P24">Белоусов Евгений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9"><text:span text:style-name="T21">Козлов А.Д.</text:span></text:p>
          </table:table-cell>
        </table:table-row>
        <table:table-row table:style-name="Table1.1">
          <table:table-cell table:style-name="Table1.A1" office:value-type="string">
            <text:p text:style-name="P20">Подпись и дата: </text:p>
            <text:p text:style-name="P22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>Подпись и дата:</text:p>
          </table:table-cell>
        </table:table-row>
      </table:table>
      <text:p text:style-name="P34"/>
      <text:p text:style-name="P34"/>
      <text:p text:style-name="P35"/>
      <text:p text:style-name="P38"/>
      <text:p text:style-name="P38"/>
      <text:p text:style-name="P33"><text:span text:style-name="T16">Москва, 20</text:span><text:span text:style-name="T17">17</text:span><text:span text:style-name="T16"> г.</text:span></text:p>
      <text:p text:style-name="P1"><text:soft-page-break/></text:p>
      <text:p text:style-name="P1"/>
      <text:p text:style-name="P1"/>
      <text:p text:style-name="P7">Описание задания</text:p>
      <text:p text:style-name="P3">Программа должна получить на вход целое число часов и целое число минут. <text:span text:style-name="T2">В результате выполнения, программа должна проверить правильность введенных данных и вывести результат в двенадцатичасовом формате:</text:span></text:p>
      <text:p text:style-name="P4"/>
      <text:p text:style-name="P4">ЧЧ часа : ММ минуты ЧАСТЬ ДНЯ</text:p>
      <text:p text:style-name="P4"/>
      <text:p text:style-name="P5">Например, 11 <text:span text:style-name="T3">часов </text:span>: 13 <text:span text:style-name="T3">минут вечера</text:span></text:p>
      <text:p text:style-name="P5"/>
      <text:p text:style-name="P6">Отдельно выделить следующие случаи:</text:p>
      <text:list xml:id="list3189014843157579180" text:style-name="L1">
        <text:list-item>
          <text:p text:style-name="P15">12 : 00 — полдень</text:p>
        </text:list-item>
        <text:list-item>
          <text:p text:style-name="P15">24 : 00 — полночь</text:p>
        </text:list-item>
        <text:list-item>
          <text:p text:style-name="P15">ЧЧ : 00 — ЧЧ часов ровно </text:p>
        </text:list-item>
      </text:lis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17"/>
      <text:p text:style-name="P18"><text:soft-page-break/>Код</text:p>
      <text:p text:style-name="P18"><text:span text:style-name="T7">#include</text:span><text:span text:style-name="T37"> </text:span><text:span text:style-name="T23">&lt;iostream&gt;</text:span></text:p>
      <text:p text:style-name="P13"/>
      <text:p text:style-name="P12"><text:span text:style-name="T4">using</text:span><text:span text:style-name="T8"> </text:span><text:span text:style-name="T4">namespace</text:span><text:span text:style-name="T8"> std;</text:span></text:p>
      <text:p text:style-name="P13"/>
      <text:p text:style-name="P12"><text:span text:style-name="T4">bool</text:span><text:span text:style-name="T8"> </text:span><text:span text:style-name="T11">isMinutesCorrect</text:span><text:span text:style-name="T8">(</text:span><text:span text:style-name="T4">int</text:span><text:span text:style-name="T8">);</text:span></text:p>
      <text:p text:style-name="P12"><text:span text:style-name="T4">bool</text:span><text:span text:style-name="T8"> </text:span><text:span text:style-name="T11">isHoursCorrect</text:span><text:span text:style-name="T8">(</text:span><text:span text:style-name="T4">int</text:span><text:span text:style-name="T8">);</text:span></text:p>
      <text:p text:style-name="P13"/>
      <text:p text:style-name="P42"><text:span text:style-name="T4">int</text:span><text:span text:style-name="T8"> </text:span><text:span text:style-name="T11">main</text:span><text:span text:style-name="T8">() {</text:span></text:p>
      <text:p text:style-name="P12"><text:span text:style-name="T8"><text:tab/></text:span><text:span text:style-name="T27">//</text:span><text:span text:style-name="T29">системные</text:span><text:span text:style-name="T27"> </text:span><text:span text:style-name="T29">настройки</text:span></text:p>
      <text:p text:style-name="P12"><text:span text:style-name="T8"><text:tab/></text:span><text:span text:style-name="T31">setlocale</text:span><text:span text:style-name="T8">(LC_ALL, </text:span><text:span text:style-name="T23">"Russian"</text:span><text:span text:style-name="T8">);</text:span></text:p>
      <text:p text:style-name="P12"><text:span text:style-name="T8"><text:tab/></text:span><text:span text:style-name="T4">int</text:span><text:span text:style-name="T8"> hours, minutes;</text:span></text:p>
      <text:p text:style-name="P12"><text:span text:style-name="T8"><text:tab/></text:span><text:span text:style-name="T4">char</text:span><text:span text:style-name="T8">* p;</text:span></text:p>
      <text:p text:style-name="P12"><text:span text:style-name="T8"><text:tab/></text:span><text:span text:style-name="T4">char</text:span><text:span text:style-name="T8">* hWord;</text:span></text:p>
      <text:p text:style-name="P12"><text:span text:style-name="T8"><text:tab/></text:span><text:span text:style-name="T4">char</text:span><text:span text:style-name="T8">* mWord;</text:span></text:p>
      <text:p text:style-name="P13"/>
      <text:p text:style-name="P12"><text:span text:style-name="T8"><text:tab/></text:span><text:span text:style-name="T27">//input hours:</text:span></text:p>
      <text:p text:style-name="P12"><text:span text:style-name="T8"><text:tab/></text:span><text:span text:style-name="T4">do</text:span><text:span text:style-name="T8"> {</text:span></text:p>
      <text:p text:style-name="P12"><text:span text:style-name="T8"><text:tab/><text:tab/>cout &lt;&lt; </text:span><text:span text:style-name="T23">"</text:span><text:span text:style-name="T25">Введите</text:span><text:span text:style-name="T23"> </text:span><text:span text:style-name="T25">часы</text:span><text:span text:style-name="T23"> "</text:span><text:span text:style-name="T8"> &lt;&lt; </text:span><text:span text:style-name="T31">endl</text:span><text:span text:style-name="T8">;</text:span></text:p>
      <text:p text:style-name="P12"><text:span text:style-name="T8"><text:tab/><text:tab/>cin &gt;&gt; hours;</text:span></text:p>
      <text:p text:style-name="P12"><text:span text:style-name="T8"><text:tab/><text:tab/></text:span><text:span text:style-name="T4">if</text:span><text:span text:style-name="T8"> (!isHoursCorrect(hours)) {</text:span></text:p>
      <text:p text:style-name="P12"><text:span text:style-name="T8"><text:tab/><text:tab/><text:tab/>cout &lt;&lt; </text:span><text:span text:style-name="T23">"</text:span><text:span text:style-name="T25">некорректный</text:span><text:span text:style-name="T23"> </text:span><text:span text:style-name="T25">ввод</text:span><text:span text:style-name="T23">, </text:span><text:span text:style-name="T25">попробуйте</text:span><text:span text:style-name="T23"> </text:span><text:span text:style-name="T25">снова</text:span><text:span text:style-name="T23">!"</text:span><text:span text:style-name="T8"> &lt;&lt; </text:span><text:span text:style-name="T31">endl</text:span><text:span text:style-name="T8">;</text:span></text:p>
      <text:p text:style-name="P12"><text:span text:style-name="T8"><text:tab/><text:tab/>}</text:span></text:p>
      <text:p text:style-name="P12"><text:span text:style-name="T8"><text:tab/>} </text:span><text:span text:style-name="T4">while</text:span><text:span text:style-name="T8"> (!isHoursCorrect(hours));</text:span></text:p>
      <text:p text:style-name="P13"/>
      <text:p text:style-name="P12"><text:span text:style-name="T8"><text:tab/></text:span><text:span text:style-name="T27">//input </text:span><text:span text:style-name="T29">minuts</text:span><text:span text:style-name="T27">:</text:span></text:p>
      <text:p text:style-name="P12"><text:span text:style-name="T8"><text:tab/></text:span><text:span text:style-name="T4">do</text:span><text:span text:style-name="T8"> {</text:span></text:p>
      <text:p text:style-name="P12"><text:span text:style-name="T8"><text:tab/><text:tab/>cout &lt;&lt; </text:span><text:span text:style-name="T23">"</text:span><text:span text:style-name="T25">Введите</text:span><text:span text:style-name="T23"> </text:span><text:span text:style-name="T25">минуты</text:span><text:span text:style-name="T23">"</text:span><text:span text:style-name="T8"> &lt;&lt; </text:span><text:span text:style-name="T31">endl</text:span><text:span text:style-name="T8">;</text:span></text:p>
      <text:p text:style-name="P12"><text:span text:style-name="T8"><text:tab/><text:tab/>cin &gt;&gt; minutes;</text:span></text:p>
      <text:p text:style-name="P12"><text:span text:style-name="T8"><text:tab/><text:tab/></text:span><text:span text:style-name="T4">if</text:span><text:span text:style-name="T8"> (!isMinutesCorrect(minutes)) {</text:span></text:p>
      <text:p text:style-name="P12"><text:span text:style-name="T8"><text:tab/><text:tab/><text:tab/>cout &lt;&lt; </text:span><text:span text:style-name="T23">"</text:span><text:span text:style-name="T25">некорректный</text:span><text:span text:style-name="T23"> </text:span><text:span text:style-name="T25">ввод</text:span><text:span text:style-name="T23">, </text:span><text:span text:style-name="T25">попробуйте</text:span><text:span text:style-name="T23"> </text:span><text:span text:style-name="T25">снова</text:span><text:span text:style-name="T23">!"</text:span><text:span text:style-name="T8"> &lt;&lt; </text:span><text:span text:style-name="T31">endl</text:span><text:span text:style-name="T8">;</text:span></text:p>
      <text:p text:style-name="P12"><text:span text:style-name="T8"><text:tab/><text:tab/>}</text:span></text:p>
      <text:p text:style-name="P12"><text:span text:style-name="T8"><text:tab/>} </text:span><text:span text:style-name="T4">while</text:span><text:span text:style-name="T8"> (!isMinutesCorrect(minutes));</text:span></text:p>
      <text:p text:style-name="P13"/>
      <text:p text:style-name="P12"><text:span text:style-name="T8"><text:tab/></text:span><text:span text:style-name="T27">//if midnight or morning</text:span></text:p>
      <text:p text:style-name="P12"><text:span text:style-name="T8"><text:tab/></text:span><text:span text:style-name="T4">if</text:span><text:span text:style-name="T8">(minutes == 0)</text:span></text:p>
      <text:p text:style-name="P12"><text:span text:style-name="T8"><text:tab/>{</text:span></text:p>
      <text:p text:style-name="P12"><text:span text:style-name="T8"><text:tab/><text:tab/></text:span><text:span text:style-name="T4">if</text:span><text:span text:style-name="T8"> (hours == 0)</text:span></text:p>
      <text:p text:style-name="P12"><text:span text:style-name="T8"><text:tab/><text:tab/>{</text:span></text:p>
      <text:p text:style-name="P12"><text:span text:style-name="T8"><text:tab/><text:tab/><text:tab/>cout &lt;&lt; </text:span><text:span text:style-name="T23">"</text:span><text:span text:style-name="T25">полночь</text:span><text:span text:style-name="T23">"</text:span><text:span text:style-name="T8"> &lt;&lt; </text:span><text:span text:style-name="T31">endl</text:span><text:span text:style-name="T8">;</text:span></text:p>
      <text:p text:style-name="P12"><text:span text:style-name="T8"><text:tab/><text:tab/><text:tab/></text:span><text:span text:style-name="T27">//system("pause");</text:span></text:p>
      <text:p text:style-name="P12"><text:span text:style-name="T8"><text:tab/><text:tab/><text:tab/></text:span><text:span text:style-name="T4">return</text:span><text:span text:style-name="T8"> 0;</text:span></text:p>
      <text:p text:style-name="P12"><text:span text:style-name="T8"><text:tab/><text:tab/>}</text:span></text:p>
      <text:p text:style-name="P13"/>
      <text:p text:style-name="P12"><text:span text:style-name="T8"><text:tab/><text:tab/></text:span><text:span text:style-name="T4">if</text:span><text:span text:style-name="T8"> (hours == 12)</text:span></text:p>
      <text:p text:style-name="P12"><text:span text:style-name="T8"><text:tab/><text:tab/>{</text:span></text:p>
      <text:p text:style-name="P12"><text:span text:style-name="T8"><text:tab/><text:tab/><text:tab/>cout &lt;&lt; </text:span><text:span text:style-name="T23">"</text:span><text:span text:style-name="T25">полдень</text:span><text:span text:style-name="T23">"</text:span><text:span text:style-name="T8"> &lt;&lt; </text:span><text:span text:style-name="T31">endl</text:span><text:span text:style-name="T8">;</text:span></text:p>
      <text:p text:style-name="P12"><text:span text:style-name="T8"><text:tab/><text:tab/><text:tab/></text:span><text:span text:style-name="T27">//system("pause");</text:span></text:p>
      <text:p text:style-name="P12"><text:span text:style-name="T8"><text:tab/><text:tab/><text:tab/></text:span><text:span text:style-name="T4">return</text:span><text:span text:style-name="T8"> 0;</text:span></text:p>
      <text:p text:style-name="P12"><text:span text:style-name="T8"><text:tab/><text:tab/>}</text:span></text:p>
      <text:p text:style-name="P12"><text:span text:style-name="T8"><text:tab/>}</text:span></text:p>
      <text:p text:style-name="P13"/>
      <text:p text:style-name="P13"/>
      <text:p text:style-name="P13"/>
      <text:p text:style-name="P13"/>
      <text:p text:style-name="P12"><text:span text:style-name="T8"><text:tab/></text:span><text:span text:style-name="T27">//</text:span><text:span text:style-name="T29">определяем</text:span><text:span text:style-name="T27"> </text:span><text:span text:style-name="T29">время</text:span><text:span text:style-name="T27"> </text:span><text:span text:style-name="T29">суток</text:span></text:p>
      <text:p text:style-name="P12"><text:span text:style-name="T8"><text:tab/></text:span><text:span text:style-name="T4">if</text:span><text:span text:style-name="T8"> (hours &lt; 9) {</text:span></text:p>
      <text:p text:style-name="P12"><text:span text:style-name="T8"><text:tab/><text:tab/>p = </text:span><text:span text:style-name="T23">"</text:span><text:span text:style-name="T25">ночи</text:span><text:span text:style-name="T23">"</text:span><text:span text:style-name="T8">;</text:span></text:p>
      <text:p text:style-name="P12"><text:span text:style-name="T8"><text:tab/>} </text:span><text:span text:style-name="T4">else</text:span><text:span text:style-name="T8"> </text:span><text:span text:style-name="T4">if</text:span><text:span text:style-name="T8"> (hours &lt; 14) {</text:span></text:p>
      <text:p text:style-name="P12"><text:span text:style-name="T8"><text:tab/><text:tab/>p = </text:span><text:span text:style-name="T23">"</text:span><text:span text:style-name="T25">утра</text:span><text:span text:style-name="T23">"</text:span><text:span text:style-name="T8">;</text:span></text:p>
      <text:p text:style-name="P12"><text:span text:style-name="T8"><text:tab/>} </text:span><text:span text:style-name="T4">else</text:span><text:span text:style-name="T8"> </text:span><text:span text:style-name="T4">if</text:span><text:span text:style-name="T8"> (hours &lt; 20) {</text:span></text:p>
      <text:p text:style-name="P12"><text:span text:style-name="T8"><text:tab/><text:tab/>p = </text:span><text:span text:style-name="T23">"</text:span><text:span text:style-name="T25">дня</text:span><text:span text:style-name="T23">"</text:span><text:span text:style-name="T8">;</text:span></text:p>
      <text:p text:style-name="P12"><text:soft-page-break/><text:span text:style-name="T8"><text:tab/>} </text:span><text:span text:style-name="T4">else</text:span><text:span text:style-name="T8"> {</text:span></text:p>
      <text:p text:style-name="P12"><text:span text:style-name="T8"><text:tab/><text:tab/>p = </text:span><text:span text:style-name="T23">"</text:span><text:span text:style-name="T25">вечера</text:span><text:span text:style-name="T23">"</text:span><text:span text:style-name="T8">;</text:span></text:p>
      <text:p text:style-name="P12"><text:span text:style-name="T8"><text:tab/>}</text:span></text:p>
      <text:p text:style-name="P13"/>
      <text:p text:style-name="P12"><text:span text:style-name="T8"><text:tab/></text:span><text:span text:style-name="T27">//count hours</text:span></text:p>
      <text:p text:style-name="P12"><text:span text:style-name="T8"><text:tab/></text:span><text:span text:style-name="T4">if</text:span><text:span text:style-name="T8"> (hours == 0) {</text:span></text:p>
      <text:p text:style-name="P12"><text:span text:style-name="T8"><text:tab/><text:tab/>hours = 12;</text:span></text:p>
      <text:p text:style-name="P12"><text:span text:style-name="T8"><text:tab/>}</text:span></text:p>
      <text:p text:style-name="P12"><text:span text:style-name="T8"><text:tab/></text:span><text:span text:style-name="T4">if</text:span><text:span text:style-name="T8"> (hours &gt; 12) {</text:span></text:p>
      <text:p text:style-name="P12"><text:span text:style-name="T8"><text:tab/><text:tab/>hours -= 12;</text:span></text:p>
      <text:p text:style-name="P12"><text:span text:style-name="T8"><text:tab/>}</text:span></text:p>
      <text:p text:style-name="P13"/>
      <text:p text:style-name="P12"><text:span text:style-name="T8"><text:tab/></text:span><text:span text:style-name="T27">//</text:span><text:span text:style-name="T29">определяем</text:span><text:span text:style-name="T27"> </text:span><text:span text:style-name="T29">окончание</text:span><text:span text:style-name="T27"> </text:span><text:span text:style-name="T29">часов</text:span></text:p>
      <text:p text:style-name="P12"><text:span text:style-name="T8"><text:tab/></text:span><text:span text:style-name="T4">if</text:span><text:span text:style-name="T8"> (hours == 1) {</text:span></text:p>
      <text:p text:style-name="P12"><text:span text:style-name="T8"><text:tab/><text:tab/>hWord = </text:span><text:span text:style-name="T23">""</text:span><text:span text:style-name="T8">;</text:span></text:p>
      <text:p text:style-name="P12"><text:span text:style-name="T8"><text:tab/>} </text:span><text:span text:style-name="T4">else</text:span></text:p>
      <text:p text:style-name="P12"><text:span text:style-name="T8"><text:tab/><text:tab/></text:span><text:span text:style-name="T4">if</text:span><text:span text:style-name="T8"> (hours &lt; 5) {</text:span></text:p>
      <text:p text:style-name="P12"><text:span text:style-name="T8"><text:tab/><text:tab/>hWord = </text:span><text:span text:style-name="T23">"а"</text:span><text:span text:style-name="T8">;</text:span></text:p>
      <text:p text:style-name="P12"><text:span text:style-name="T8"><text:tab/><text:tab/>} </text:span><text:span text:style-name="T4">else</text:span></text:p>
      <text:p text:style-name="P12"><text:span text:style-name="T8"><text:tab/><text:tab/>{</text:span></text:p>
      <text:p text:style-name="P12"><text:span text:style-name="T8"><text:tab/><text:tab/><text:tab/>hWord = </text:span><text:span text:style-name="T23">"</text:span><text:span text:style-name="T25">ов</text:span><text:span text:style-name="T23">"</text:span><text:span text:style-name="T8">;</text:span></text:p>
      <text:p text:style-name="P12"><text:span text:style-name="T8"><text:tab/><text:tab/>}</text:span></text:p>
      <text:p text:style-name="P13"/>
      <text:p text:style-name="P12"><text:span text:style-name="T8"><text:tab/></text:span><text:span text:style-name="T27">//count minutes</text:span></text:p>
      <text:p text:style-name="P12"><text:span text:style-name="T8"><text:tab/></text:span><text:span text:style-name="T4">if</text:span><text:span text:style-name="T8"> (minutes == 0) {</text:span></text:p>
      <text:p text:style-name="P12"><text:span text:style-name="T8"><text:tab/><text:tab/>cout &lt;&lt; hours &lt;&lt; </text:span><text:span text:style-name="T23">" "</text:span><text:span text:style-name="T8"> &lt;&lt; hWord &lt;&lt; </text:span><text:span text:style-name="T23">" "</text:span><text:span text:style-name="T8"> &lt;&lt; p &lt;&lt; </text:span><text:span text:style-name="T23">" </text:span><text:span text:style-name="T25">ровно</text:span><text:span text:style-name="T23"> "</text:span><text:span text:style-name="T8"> &lt;&lt; </text:span><text:span text:style-name="T31">endl</text:span><text:span text:style-name="T8">;</text:span></text:p>
      <text:p text:style-name="P12"><text:span text:style-name="T8"><text:tab/><text:tab/></text:span><text:span text:style-name="T27">//system("pause");</text:span></text:p>
      <text:p text:style-name="P12"><text:span text:style-name="T8"><text:tab/><text:tab/></text:span><text:span text:style-name="T4">return</text:span><text:span text:style-name="T8"> 0;</text:span></text:p>
      <text:p text:style-name="P12"><text:span text:style-name="T8"><text:tab/>}</text:span></text:p>
      <text:p text:style-name="P13"/>
      <text:p text:style-name="P12"><text:span text:style-name="T8"><text:tab/></text:span><text:span text:style-name="T27">//</text:span><text:span text:style-name="T29">определяем</text:span><text:span text:style-name="T27"> </text:span><text:span text:style-name="T29">окончание</text:span><text:span text:style-name="T27"> </text:span><text:span text:style-name="T29">минут</text:span></text:p>
      <text:p text:style-name="P12"><text:span text:style-name="T8"><text:tab/></text:span><text:span text:style-name="T4">if</text:span><text:span text:style-name="T8"> ((minutes % 10 == 1)&amp;&amp;(minutes /10 != 1)) {</text:span></text:p>
      <text:p text:style-name="P12"><text:span text:style-name="T8"><text:tab/><text:tab/>mWord = </text:span><text:span text:style-name="T23">"а"</text:span><text:span text:style-name="T8">;</text:span></text:p>
      <text:p text:style-name="P12"><text:span text:style-name="T8"><text:tab/>} </text:span><text:span text:style-name="T4">else</text:span><text:span text:style-name="T8"> </text:span><text:span text:style-name="T4">if</text:span><text:span text:style-name="T8"> ((minutes % 10 &lt; 5)&amp;&amp;(minutes / 10 != 1)) {</text:span></text:p>
      <text:p text:style-name="P12"><text:span text:style-name="T8"><text:tab/><text:tab/>mWord = </text:span><text:span text:style-name="T23">"ы"</text:span><text:span text:style-name="T8">;</text:span></text:p>
      <text:p text:style-name="P12"><text:span text:style-name="T8"><text:tab/>} </text:span><text:span text:style-name="T4">else</text:span><text:span text:style-name="T8"> {</text:span></text:p>
      <text:p text:style-name="P12"><text:span text:style-name="T8"><text:tab/><text:tab/>mWord = </text:span><text:span text:style-name="T23">""</text:span><text:span text:style-name="T8">;</text:span></text:p>
      <text:p text:style-name="P12"><text:span text:style-name="T8"><text:tab/>}</text:span></text:p>
      <text:p text:style-name="P13"/>
      <text:p text:style-name="P12"><text:span text:style-name="T8"><text:tab/></text:span><text:span text:style-name="T27">//output</text:span></text:p>
      <text:p text:style-name="P12"><text:span text:style-name="T8"><text:tab/>cout &lt;&lt; hours &lt;&lt; </text:span><text:span text:style-name="T23">" "</text:span><text:span text:style-name="T8"> &lt;&lt; </text:span><text:span text:style-name="T23">"</text:span><text:span text:style-name="T25">час</text:span><text:span text:style-name="T23">"</text:span><text:span text:style-name="T8"> &lt;&lt; hWord &lt;&lt; </text:span><text:span text:style-name="T23">" "</text:span><text:span text:style-name="T8"> &lt;&lt; minutes &lt;&lt; </text:span><text:span text:style-name="T23">" "</text:span><text:span text:style-name="T8"> &lt;&lt; </text:span><text:span text:style-name="T23">"</text:span><text:span text:style-name="T25">минут</text:span><text:span text:style-name="T23">"</text:span><text:span text:style-name="T8">&lt;&lt;mWord &lt;&lt; </text:span><text:span text:style-name="T23">" "</text:span><text:span text:style-name="T8"> &lt;&lt; p</text:span></text:p>
      <text:p text:style-name="P12"><text:span text:style-name="T8"><text:tab/><text:tab/><text:tab/>&lt;&lt; </text:span><text:span text:style-name="T31">endl</text:span><text:span text:style-name="T8">;</text:span></text:p>
      <text:p text:style-name="P12"><text:span text:style-name="T8"><text:tab/></text:span><text:span text:style-name="T27">//system("pause");</text:span></text:p>
      <text:p text:style-name="P12"><text:span text:style-name="T8"><text:tab/></text:span><text:span text:style-name="T4">return</text:span><text:span text:style-name="T8"> 0;</text:span></text:p>
      <text:p text:style-name="P12"><text:span text:style-name="T8">}</text:span></text:p>
      <text:p text:style-name="P13"/>
      <text:p text:style-name="P12"><text:span text:style-name="T4">bool</text:span><text:span text:style-name="T8"> </text:span><text:span text:style-name="T11">isHoursCorrect</text:span><text:span text:style-name="T8">(</text:span><text:span text:style-name="T4">int</text:span><text:span text:style-name="T8"> h) {</text:span></text:p>
      <text:p text:style-name="P12"><text:span text:style-name="T8"><text:tab/></text:span><text:span text:style-name="T4">return</text:span><text:span text:style-name="T8"> h &gt;= 0 &amp;&amp; h &lt; 24;</text:span></text:p>
      <text:p text:style-name="P12"><text:span text:style-name="T8">}</text:span></text:p>
      <text:p text:style-name="P13"/>
      <text:p text:style-name="P12"><text:span text:style-name="T4">bool</text:span><text:span text:style-name="T8"> </text:span><text:span text:style-name="T11">isMinutesCorrect</text:span><text:span text:style-name="T8">(</text:span><text:span text:style-name="T4">int</text:span><text:span text:style-name="T8"> m) {</text:span></text:p>
      <text:p text:style-name="P12"><text:span text:style-name="T8"><text:tab/></text:span><text:span text:style-name="T4">return</text:span><text:span text:style-name="T8"> m &gt;= 0 &amp;&amp; m &lt; 60;</text:span></text:p>
      <text:p text:style-name="P12"><text:span text:style-name="T8">}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><text:soft-page-break/>Вывод</text:p>
      <text:p text:style-name="P11">При выполнении лабораторной работы №1, я научился пользоваться стандартными потоками вывода и ввода <text:span text:style-name="T33">(cout и cin), компилировать и запускать программу, использовать русский язык в своих программах. <text:s/></text:span></text:p>
      <text:p text:style-name="P10">Были встречены и решены следующие проблемы:</text:p>
      <text:list xml:id="list5992312553301546085" text:style-name="L2">
        <text:list-item>
          <text:p text:style-name="P16">определение правильности ввода времени</text:p>
        </text:list-item>
        <text:list-item>
          <text:p text:style-name="P16">определение и использование правильных падежей русского языка с цифрами </text:p>
        </text:list-item>
        <text:list-item>
          <text:p text:style-name="P16">обработка особенных ситуаций</text:p>
        </text:list-item>
      </text:list>
      <text:p text:style-name="P10">Для дальнейшего улучшения алгоритма можно разделить основу выводимых слов, зависящих от падежа, от их окончаний, таким образом, мы уменьшим используемую нами память.</text:p>
      <text:p text:style-name="P10"/>
      <text:p text:style-name="P9">В результате была написана программа, которая переводит время из машинного в удобный для восприятия человеком вид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0:22:20.010042481</meta:creation-date>
    <dc:date>2017-09-21T20:48:53.807721988</dc:date>
    <meta:editing-duration>PT1H17M39S</meta:editing-duration>
    <meta:editing-cycles>14</meta:editing-cycles>
    <meta:generator>LibreOffice/5.1.6.2$Linux_X86_64 LibreOffice_project/10m0$Build-2</meta:generator>
    <meta:document-statistic meta:table-count="1" meta:image-count="0" meta:object-count="0" meta:page-count="5" meta:paragraph-count="128" meta:word-count="534" meta:character-count="3164" meta:non-whitespace-character-count="2617"/>
  </office:meta>
</office:document-meta>
</file>